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35a10d" officeooo:paragraph-rsid="0035a10d"/>
    </style:style>
    <style:style style:name="P2" style:family="paragraph" style:parent-style-name="Standard">
      <style:text-properties officeooo:rsid="002dbe73" officeooo:paragraph-rsid="002dbe73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officeooo:rsid="00180175" officeooo:paragraph-rsid="00180175"/>
    </style:style>
    <style:style style:name="P5" style:family="paragraph" style:parent-style-name="Standard">
      <style:text-properties fo:language="en" fo:country="US" officeooo:rsid="001c27cd" officeooo:paragraph-rsid="001c27cd"/>
    </style:style>
    <style:style style:name="P6" style:family="paragraph" style:parent-style-name="Standard">
      <style:text-properties fo:language="en" fo:country="US" officeooo:rsid="002ac388" officeooo:paragraph-rsid="002ac388"/>
    </style:style>
    <style:style style:name="P7" style:family="paragraph" style:parent-style-name="Standard">
      <style:text-properties fo:language="en" fo:country="US" fo:font-weight="bold" officeooo:rsid="002ac388" officeooo:paragraph-rsid="002ac388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2e59e4" officeooo:paragraph-rsid="0023c825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2e59e4" officeooo:paragraph-rsid="002e59e4" style:font-weight-asian="bold" style:font-weight-complex="bold"/>
    </style:style>
    <style:style style:name="P10" style:family="paragraph" style:parent-style-name="Standard">
      <style:text-properties fo:language="en" fo:country="US" officeooo:paragraph-rsid="002ac388"/>
    </style:style>
    <style:style style:name="P11" style:family="paragraph" style:parent-style-name="Standard">
      <style:text-properties fo:language="en" fo:country="US" officeooo:rsid="002dbe73" officeooo:paragraph-rsid="002dbe73"/>
    </style:style>
    <style:style style:name="P12" style:family="paragraph" style:parent-style-name="Standard">
      <style:text-properties fo:language="en" fo:country="US" officeooo:rsid="002dbe73" officeooo:paragraph-rsid="002e59e4"/>
    </style:style>
    <style:style style:name="P13" style:family="paragraph" style:parent-style-name="Standard">
      <style:text-properties fo:language="en" fo:country="US" officeooo:rsid="00209dc9" officeooo:paragraph-rsid="002ac388"/>
    </style:style>
    <style:style style:name="P14" style:family="paragraph" style:parent-style-name="Standard">
      <style:text-properties fo:language="en" fo:country="US" officeooo:rsid="00209dc9" officeooo:paragraph-rsid="00209dc9"/>
    </style:style>
    <style:style style:name="P15" style:family="paragraph" style:parent-style-name="Standard">
      <style:text-properties fo:language="en" fo:country="US" officeooo:rsid="00209dc9" officeooo:paragraph-rsid="00222c52"/>
    </style:style>
    <style:style style:name="P16" style:family="paragraph" style:parent-style-name="Standard">
      <style:text-properties fo:language="en" fo:country="US" officeooo:rsid="00209dc9" officeooo:paragraph-rsid="002e59e4"/>
    </style:style>
    <style:style style:name="P17" style:family="paragraph" style:parent-style-name="Standard">
      <style:text-properties fo:language="en" fo:country="US" officeooo:rsid="00209dc9" officeooo:paragraph-rsid="00340732"/>
    </style:style>
    <style:style style:name="P18" style:family="paragraph" style:parent-style-name="Standard">
      <style:text-properties fo:language="en" fo:country="US" officeooo:rsid="002e140b" officeooo:paragraph-rsid="002e59e4"/>
    </style:style>
    <style:style style:name="P19" style:family="paragraph" style:parent-style-name="Standard">
      <style:text-properties fo:language="en" fo:country="US" officeooo:rsid="002e59e4" officeooo:paragraph-rsid="002e59e4"/>
    </style:style>
    <style:style style:name="P20" style:family="paragraph" style:parent-style-name="Standard">
      <style:text-properties fo:language="en" fo:country="US" officeooo:rsid="0035a10d" officeooo:paragraph-rsid="0035a10d"/>
    </style:style>
    <style:style style:name="P21" style:family="paragraph" style:parent-style-name="Standard">
      <style:text-properties fo:language="en" fo:country="US" officeooo:rsid="003ace78" officeooo:paragraph-rsid="003ace78"/>
    </style:style>
    <style:style style:name="P22" style:family="paragraph" style:parent-style-name="Heading_20_1">
      <style:text-properties fo:language="en" fo:country="US"/>
    </style:style>
    <style:style style:name="P23" style:family="paragraph" style:parent-style-name="Heading_20_1" style:list-style-name="">
      <style:text-properties fo:language="en" fo:country="US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fo:language="en" fo:country="US"/>
    </style:style>
    <style:style style:name="P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Standard">
      <style:text-properties fo:language="en" fo:country="US" fo:font-weight="bold" officeooo:rsid="002e59e4" officeooo:paragraph-rsid="002e59e4" style:font-weight-asian="bold" style:font-weight-complex="bold"/>
    </style:style>
    <style:style style:name="P28" style:family="paragraph" style:parent-style-name="Standard">
      <style:text-properties fo:language="en" fo:country="US" fo:font-weight="bold" officeooo:rsid="002e59e4" officeooo:paragraph-rsid="0046c0b8" style:font-weight-asian="bold" style:font-weight-complex="bold"/>
    </style:style>
    <style:style style:name="P29" style:family="paragraph" style:parent-style-name="Standard">
      <style:text-properties fo:language="en" fo:country="US" officeooo:rsid="00180175" officeooo:paragraph-rsid="00404f0d"/>
    </style:style>
    <style:style style:name="P30" style:family="paragraph" style:parent-style-name="Standard">
      <style:text-properties fo:language="en" fo:country="US" officeooo:rsid="00180175" officeooo:paragraph-rsid="00180175"/>
    </style:style>
    <style:style style:name="P31" style:family="paragraph" style:parent-style-name="Standard">
      <style:text-properties fo:language="en" fo:country="US" officeooo:rsid="00404f0d" officeooo:paragraph-rsid="00404f0d"/>
    </style:style>
    <style:style style:name="P32" style:family="paragraph" style:parent-style-name="Standard">
      <style:text-properties fo:language="en" fo:country="US" officeooo:rsid="002ac388" officeooo:paragraph-rsid="002ac388"/>
    </style:style>
    <style:style style:name="P33" style:family="paragraph" style:parent-style-name="Standard">
      <style:text-properties fo:language="en" fo:country="US" officeooo:rsid="002ac388" officeooo:paragraph-rsid="004c38ce"/>
    </style:style>
    <style:style style:name="P34" style:family="paragraph" style:parent-style-name="Standard">
      <style:text-properties fo:language="en" fo:country="US" officeooo:rsid="002dbe73" officeooo:paragraph-rsid="002e59e4"/>
    </style:style>
    <style:style style:name="P35" style:family="paragraph" style:parent-style-name="Standard">
      <style:text-properties fo:language="en" fo:country="US" officeooo:rsid="00209dc9" officeooo:paragraph-rsid="00340732"/>
    </style:style>
    <style:style style:name="P36" style:family="paragraph" style:parent-style-name="Standard">
      <style:text-properties fo:language="en" fo:country="US" officeooo:rsid="00209dc9" officeooo:paragraph-rsid="004216be"/>
    </style:style>
    <style:style style:name="P37" style:family="paragraph" style:parent-style-name="Standard">
      <style:text-properties fo:language="en" fo:country="US" officeooo:rsid="00209dc9" officeooo:paragraph-rsid="002e59e4"/>
    </style:style>
    <style:style style:name="P38" style:family="paragraph" style:parent-style-name="Standard">
      <style:text-properties fo:language="en" fo:country="US" officeooo:rsid="003ace78" officeooo:paragraph-rsid="003ace78"/>
    </style:style>
    <style:style style:name="P39" style:family="paragraph" style:parent-style-name="Standard">
      <style:text-properties fo:language="en" fo:country="US" officeooo:rsid="0043f318" officeooo:paragraph-rsid="0043f318"/>
    </style:style>
    <style:style style:name="P40" style:family="paragraph" style:parent-style-name="Standard">
      <style:text-properties fo:language="en" fo:country="US" officeooo:rsid="0045c9e2" officeooo:paragraph-rsid="0045c9e2"/>
    </style:style>
    <style:style style:name="P41" style:family="paragraph" style:parent-style-name="Standard">
      <style:text-properties fo:language="en" fo:country="US" officeooo:rsid="002e59e4" officeooo:paragraph-rsid="002e59e4"/>
    </style:style>
    <style:style style:name="P42" style:family="paragraph" style:parent-style-name="Standard">
      <style:text-properties fo:language="en" fo:country="US" officeooo:rsid="002e59e4" officeooo:paragraph-rsid="0046c0b8"/>
    </style:style>
    <style:style style:name="P43" style:family="paragraph" style:parent-style-name="Standard">
      <style:text-properties fo:language="en" fo:country="US" officeooo:rsid="002e59e4" officeooo:paragraph-rsid="0046e3fa"/>
    </style:style>
    <style:style style:name="P44" style:family="paragraph" style:parent-style-name="Standard">
      <style:text-properties fo:language="en" fo:country="US" officeooo:rsid="0035a10d" officeooo:paragraph-rsid="002e59e4"/>
    </style:style>
    <style:style style:name="P45" style:family="paragraph" style:parent-style-name="Standard">
      <style:text-properties officeooo:paragraph-rsid="00404f0d"/>
    </style:style>
    <style:style style:name="P4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370877"/>
    </style:style>
    <style:style style:name="T2" style:family="text">
      <style:text-properties officeooo:rsid="001a45f6"/>
    </style:style>
    <style:style style:name="T3" style:family="text">
      <style:text-properties officeooo:rsid="001d38cb"/>
    </style:style>
    <style:style style:name="T4" style:family="text">
      <style:text-properties officeooo:rsid="001e7159"/>
    </style:style>
    <style:style style:name="T5" style:family="text">
      <style:text-properties officeooo:rsid="00222c52"/>
    </style:style>
    <style:style style:name="T6" style:family="text">
      <style:text-properties officeooo:rsid="0023c825"/>
    </style:style>
    <style:style style:name="T7" style:family="text">
      <style:text-properties officeooo:rsid="002ac388"/>
    </style:style>
    <style:style style:name="T8" style:family="text">
      <style:text-properties officeooo:rsid="002c1a9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dbe73"/>
    </style:style>
    <style:style style:name="T11" style:family="text">
      <style:text-properties officeooo:rsid="002e140b"/>
    </style:style>
    <style:style style:name="T12" style:family="text">
      <style:text-properties officeooo:rsid="002e59e4"/>
    </style:style>
    <style:style style:name="T13" style:family="text">
      <style:text-properties officeooo:rsid="0030a4f4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2dbe73"/>
    </style:style>
    <style:style style:name="T16" style:family="text">
      <style:text-properties fo:language="en" fo:country="US" officeooo:rsid="0030a4f4"/>
    </style:style>
    <style:style style:name="T17" style:family="text">
      <style:text-properties fo:language="en" fo:country="US" officeooo:rsid="00404f0d"/>
    </style:style>
    <style:style style:name="T18" style:family="text">
      <style:text-properties fo:language="en" fo:country="US" officeooo:rsid="002ac388"/>
    </style:style>
    <style:style style:name="T19" style:family="text">
      <style:text-properties officeooo:rsid="00340732"/>
    </style:style>
    <style:style style:name="T20" style:family="text">
      <style:text-properties officeooo:rsid="003c45f4"/>
    </style:style>
    <style:style style:name="T21" style:family="text">
      <style:text-properties officeooo:rsid="00404f0d"/>
    </style:style>
    <style:style style:name="T22" style:family="text">
      <style:text-properties officeooo:rsid="0040e301"/>
    </style:style>
    <style:style style:name="T23" style:family="text">
      <style:text-properties officeooo:rsid="004216be"/>
    </style:style>
    <style:style style:name="T24" style:family="text">
      <style:text-properties officeooo:rsid="0043f318"/>
    </style:style>
    <style:style style:name="T25" style:family="text">
      <style:text-properties officeooo:rsid="0046c0b8"/>
    </style:style>
    <style:style style:name="T26" style:family="text">
      <style:text-properties officeooo:rsid="0046e3fa"/>
    </style:style>
    <style:style style:name="T27" style:family="text">
      <style:text-properties officeooo:rsid="0049bfb9"/>
    </style:style>
    <style:style style:name="T28" style:family="text">
      <style:text-properties officeooo:rsid="004a1e2a"/>
    </style:style>
    <style:style style:name="T29" style:family="text">
      <style:text-properties officeooo:rsid="004a5816"/>
    </style:style>
    <style:style style:name="T30" style:family="text">
      <style:text-properties officeooo:rsid="004c38c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Title">Nano Simultaneous RFID reader, ESP8266 <text:span text:style-name="T21">thing</text:span> </text:p>
      <text:p text:style-name="P3"/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<text:a xlink:type="simple" xlink:href="#__RefHeading___Toc107_2086811642" text:style-name="Index_20_Link" text:visited-style-name="Index_20_Link">1. Background<text:tab/>2</text:a></text:p>
          <text:p text:style-name="P26"><text:a xlink:type="simple" xlink:href="#__RefHeading___Toc123_2086811642" text:style-name="Index_20_Link" text:visited-style-name="Index_20_Link">2. Hardware connection settings<text:tab/>3</text:a></text:p>
          <text:p text:style-name="P26"><text:a xlink:type="simple" xlink:href="#__RefHeading___Toc346_2494369785" text:style-name="Index_20_Link" text:visited-style-name="Index_20_Link">3. Software drivers<text:tab/>3</text:a></text:p>
          <text:p text:style-name="P26"><text:a xlink:type="simple" xlink:href="#__RefHeading___Toc240_2180461087" text:style-name="Index_20_Link" text:visited-style-name="Index_20_Link">4. Program flow<text:tab/>4</text:a></text:p>
          <text:p text:style-name="P46"><text:a xlink:type="simple" xlink:href="#__RefHeading___Toc3489_2494369785" text:style-name="Index_20_Link" text:visited-style-name="Index_20_Link">Sketch: AdvancedWebServer_rfid<text:tab/>4</text:a></text:p>
          <text:p text:style-name="P26"><text:a xlink:type="simple" xlink:href="#__RefHeading___Toc1214_2494369785" text:style-name="Index_20_Link" text:visited-style-name="Index_20_Link">5. sub-routine descriptions<text:tab/>5</text:a></text:p>
        </text:index-body>
      </text:table-of-content>
      <text:p text:style-name="P3"/>
      <text:h text:style-name="P25" text:outline-level="1"><text:bookmark-start text:name="__RefHeading___Toc107_2086811642"/><text:span text:style-name="T2">1. </text:span>Background<text:bookmark-end text:name="__RefHeading___Toc107_2086811642"/></text:h>
      <text:p text:style-name="P4"/>
      <text:p text:style-name="P29">I had ordered a<text:span text:style-name="T21">n esp8266 Thing</text:span> because I am a little bit tired of the small RAM size and capabilities on the Arduino Uno. The <text:span text:style-name="T21">esp8266</text:span> provides more ROM, more RAM <text:span text:style-name="T21">and looks very interesting. </text:span></text:p>
      <text:p text:style-name="P4"/>
      <text:p text:style-name="P31"><text:span text:style-name="T27">I was used to the ESP8266 WIFI shield, which runs with AT-commands. But </text:span>I am <text:span text:style-name="T28">extremely</text:span> surprised about the WIFI-capabilities “out of the box” <text:span text:style-name="T27">for the ESP8266 Thing</text:span>. I have used the AdvancedWebServer example as a basis. Easy to connect, extend and adjust. <text:span text:style-name="T28">It works MUCH faster and stable than the ESP8266 WIFI shield. </text:span></text:p>
      <text:p text:style-name="P31"/>
      <text:p text:style-name="P4">The project is aimed to read constantly tags in front the the RFID reader, store each unique detected EPC in a local array, that can be handled (read and cleared) remotely. <text:span text:style-name="T4">This can be done with a standard browser. <text:s/>Optionally a temperature sensor can be added.</text:span></text:p>
      <text:p text:style-name="P4"/>
      <text:p text:style-name="P4"/>
      <text:p text:style-name="P20">Paul van Haastrecht</text:p>
      <text:p text:style-name="P20">November 2018</text:p>
      <text:h text:style-name="P25" text:outline-level="1"><text:bookmark-start text:name="__RefHeading___Toc123_2086811642"/><text:span text:style-name="T28">2</text:span>. <text:span text:style-name="T7">Hardware connection</text:span> setting<text:span text:style-name="T3">s</text:span><text:bookmark-end text:name="__RefHeading___Toc123_2086811642"/></text:h>
      <text:p text:style-name="P5"/>
      <text:p text:style-name="P45"><text:span text:style-name="T17">Using</text:span><text:span text:style-name="T18"> the ESP8266 </text:span><text:span text:style-name="T17">Thing</text:span><text:span text:style-name="T18"> </text:span><text:span text:style-name="T15">(</text:span><text:a xlink:type="simple" xlink:href="https://www.sparkfun.com/products/13231" text:style-name="Internet_20_link" text:visited-style-name="Visited_20_Internet_20_Link"><text:span text:style-name="T15">https://www.sparkfun.com/products/13231</text:span></text:a><text:span text:style-name="T15">) </text:span><text:span text:style-name="T17">and </text:span><text:span text:style-name="T16">the Nano/ Simultaneous reader </text:span><text:a xlink:type="simple" xlink:href="https://www.sparkfun.com/products/14066" text:style-name="Internet_20_link" text:visited-style-name="Visited_20_Internet_20_Link"><text:span text:style-name="T16">https://www.sparkfun.com/products/14066</text:span></text:a><text:span text:style-name="T16"> . </text:span><text:span text:style-name="T17">S</text:span><text:span text:style-name="T16">et the onboard switch to HW-UART and connect with lose wires.</text:span></text:p>
      <text:p text:style-name="P10"/>
      <text:p text:style-name="P7">Nano<text:tab/><text:tab/><text:tab/><text:span text:style-name="T21">ESP8266 thing</text:span></text:p>
      <text:p text:style-name="P6"/>
      <text:p text:style-name="P6">Serial RX-------------- <text:s/>pin 1<text:span text:style-name="T21">2</text:span></text:p>
      <text:p text:style-name="P6">Serial TX -------------- pin 1<text:span text:style-name="T21">3</text:span></text:p>
      <text:p text:style-name="P6">Serial GND ------------ GND</text:p>
      <text:p text:style-name="P6"/>
      <text:p text:style-name="P6"><text:span text:style-name="T13">In my case t</text:span>he Nano is powered by an external power supply. If you want to use the same power as the <text:span text:style-name="T21">ESP8266 Thing</text:span>, connect <text:span text:style-name="T13">also </text:span>a wire <text:span text:style-name="T13">between </text:span>Serial -VCC <text:span text:style-name="T13">and </text:span><text:s/>+5V on the <text:span text:style-name="T21">ESP8266 Thing</text:span>.</text:p>
      <text:p text:style-name="P6"/>
      <text:p text:style-name="P6">Optional Temperature sensor (DS18x20 family)</text:p>
      <text:p text:style-name="P6"><text:s/></text:p>
      <text:p text:style-name="P6"><text:s/><text:span text:style-name="T9">DS18x20 <text:s text:c="10"/>ESP8266 thing</text:span></text:p>
      <text:p text:style-name="P33"><text:s/></text:p>
      <text:p text:style-name="P33"><text:s/>GND <text:s text:c="2"/>------------- <text:s/>GND</text:p>
      <text:p text:style-name="P6"><text:s/>5V /red ------------ <text:s/>5V</text:p>
      <text:p text:style-name="P6"><text:s/>data/yellow ------- <text:s/><text:span text:style-name="T30">pin </text:span>4</text:p>
      <text:p text:style-name="P6"/>
      <text:p text:style-name="P6">You MUST connect a resistor of 4K7 between data and +5v <text:span text:style-name="T27">for pull-up</text:span></text:p>
      <text:h text:style-name="P22" text:outline-level="1"><text:bookmark-start text:name="__RefHeading___Toc346_2494369785"/><text:span text:style-name="T28">3</text:span>. Software drivers<text:bookmark-end text:name="__RefHeading___Toc346_2494369785"/></text:h>
      <text:p text:style-name="P11">The library for the Sparkfun Nano</text:p>
      <text:p text:style-name="P2"><text:a xlink:type="simple" xlink:href="https://github.com/sparkfun/SparkFun_Simultaneous_RFID_Tag_Reader_Library" text:style-name="Internet_20_link" text:visited-style-name="Visited_20_Internet_20_Link"><text:span text:style-name="T14">https://github.com/sparkfun/SparkFun_Simultaneous_RFID_Tag_Reader_Library</text:span></text:a></text:p>
      <text:p text:style-name="P11"/>
      <text:h text:style-name="P23" text:outline-level="1"/>
      <text:h text:style-name="P25" text:outline-level="1"><text:bookmark-start text:name="__RefHeading___Toc240_2180461087"/><text:span text:style-name="T28">4</text:span>. Program flow<text:bookmark-end text:name="__RefHeading___Toc240_2180461087"/></text:h>
      <text:h text:style-name="Heading_20_2" text:outline-level="2"><text:bookmark-start text:name="__RefHeading___Toc3489_2494369785"/>Sketch: <text:s/><text:span text:style-name="T25">AdvancedWebServer_rfid</text:span><text:bookmark-end text:name="__RefHeading___Toc3489_2494369785"/></text:h>
      <text:p text:style-name="P17">At the top of the sketch a number of options can be set. <text:span text:style-name="T19">There is debug variable:</text:span></text:p>
      <text:p text:style-name="P17"><text:span text:style-name="T9">PRMDEBUG : </text:span><text:span text:style-name="T19">if it will provide sketch flow information.</text:span></text:p>
      <text:p text:style-name="P17"/>
      <text:p text:style-name="P36"><text:s text:c="2"/><text:tab/>0 = no debug information</text:p>
      <text:p text:style-name="P36"><text:s text:c="2"/><text:tab/>1 = tag info found</text:p>
      <text:p text:style-name="P17"><text:s text:c="2"/><text:tab/>2 = 1 + program flow + temperature <text:span text:style-name="T23">reading info</text:span></text:p>
      <text:p text:style-name="P17"><text:s text:c="2"/><text:tab/>3 = 2 + Nano debug <text:span text:style-name="T24">information</text:span></text:p>
      <text:p text:style-name="P17"/>
      <text:p text:style-name="P17"><text:span text:style-name="T19">The others are self explaining or documented in the sketch and t</text:span>here is no need to change any of the code <text:span text:style-name="T8">underneath, unless you want to</text:span>. </text:p>
      <text:p text:style-name="P13"/>
      <text:p text:style-name="P36">The program flow is straight forward : In setup <text:span text:style-name="T6">first </text:span>initialize and connect to the Nano / RFID reader<text:span text:style-name="T10"> and clear the array to store the unique EPC. <text:s/>If a onewire-pin was defined (TEMP_PIN) then it will try to connect. After this </text:span>the ESP8266 <text:span text:style-name="T23">thing will be connected to</text:span> the local network. <text:span text:style-name="T23">Then it loop</text:span> wait for <text:span text:style-name="T11">an EPC to arrive or </text:span>client to connect. This client can be a browser.</text:p>
      <text:p text:style-name="P14"/>
      <text:p text:style-name="P15"><text:span text:style-name="T23">T</text:span>he command <text:span text:style-name="T6">is</text:span> <text:span text:style-name="T5">provided</text:span> as part of the URL, like 192.168.1.134/get_cnt or <text:s/>192.168.1.134?get_cnt <text:s/><text:span text:style-name="T5">The sketch will act on these parameters from the driver. It will then provide a HTML code page with the answer. In case of <text:s/></text:span>192.168.1.134/get_<text:span text:style-name="T5">epc, were it will respond will all the unique EPC’s discovered.</text:span></text:p>
      <text:p text:style-name="P15"/>
      <text:p text:style-name="P21">Command<text:span text:style-name="T20">s</text:span> that can be submitted :</text:p>
      <text:p text:style-name="P21"><text:span text:style-name="T9">get_cnt </text:span>: returns the number of unique EPC’<text:span text:style-name="T20">s</text:span> stored</text:p>
      <text:p text:style-name="P21"><text:span text:style-name="T9">get_epc</text:span> : returns <text:span text:style-name="T20">all </text:span>the unique EPC’<text:span text:style-name="T20">s</text:span> stored</text:p>
      <text:p text:style-name="P21"><text:span text:style-name="T9">clr_epc</text:span> <text:s/>: will enable (or disable) remove the EPC's from the array after the next get_epc command</text:p>
      <text:p text:style-name="P21"><text:span text:style-name="T9">FORCED_clr_epc</text:span>: will clear all the EPC's from the array immediately</text:p>
      <text:p text:style-name="P21"/>
      <text:p text:style-name="P39">In case a temperature sensor was detected:</text:p>
      <text:p text:style-name="P39"><text:span text:style-name="T9">tmp_f</text:span>: returns temperature in Fahrenheit</text:p>
      <text:p text:style-name="P39"><text:span text:style-name="T9">tmp_c</text:span>: returns temperature in Celsius</text:p>
      <text:p text:style-name="P39"/>
      <text:p text:style-name="P40">Another <text:span text:style-name="T25">nice </text:span>aspect of the AdvandcedWebServer it the MDNS, <text:span text:style-name="T28">Multicast DNS</text:span> . <text:span text:style-name="T25">In case your PC supports this (and many do) you do not have to remember the IP address but can connect : </text:span><text:a xlink:type="simple" xlink:href="http://rfid.local/" text:style-name="Internet_20_link" text:visited-style-name="Visited_20_Internet_20_Link"><text:span text:style-name="T25">http://rfid.local</text:span></text:a><text:span text:style-name="T25">. (the name can be changed in the top of the sketch) For more detail see </text:span><text:s/><text:a xlink:type="simple" xlink:href="https://en.wikipedia.org/wiki/Multicast_DNS" text:style-name="Internet_20_link" text:visited-style-name="Visited_20_Internet_20_Link">https://en.wikipedia.org/wiki/Multicast_DNS</text:a> <text:span text:style-name="T29">or </text:span><text:a xlink:type="simple" xlink:href="http://www.multicastdns.org/" text:style-name="Internet_20_link" text:visited-style-name="Visited_20_Internet_20_Link"><text:span text:style-name="T29">http://www.multicastdns.org/</text:span></text:a></text:p>
      <text:p text:style-name="P40"/>
      <text:p text:style-name="P40"/>
      <text:p text:style-name="P21"/>
      <text:p text:style-name="P21"/>
      <text:h text:style-name="P24" text:outline-level="1"><text:bookmark-start text:name="__RefHeading___Toc1214_2494369785"/><text:span text:style-name="T28">5</text:span>. sub-routine descriptions<text:bookmark-end text:name="__RefHeading___Toc1214_2494369785"/></text:h>
      <text:p text:style-name="P8">WIFI routine</text:p>
      <text:p text:style-name="P12">init_wifi()<text:tab/><text:tab/>: <text:span text:style-name="T25">connect, set parameter to check and MDNS</text:span></text:p>
      <text:p text:style-name="P16"/>
      <text:p text:style-name="P9">RFID reader</text:p>
      <text:p text:style-name="P12">initialize_RFID() <text:s text:c="3"/><text:tab/>: initialize the connection with Nano</text:p>
      <text:p text:style-name="P16">setupNano<text:span text:style-name="T12">() <text:s text:c="11"/><text:tab/>: set the parameters in the Nano</text:span></text:p>
      <text:p text:style-name="P18">Check_EPC() <text:s text:c="8"/><text:tab/>: read content send by the Nano</text:p>
      <text:p text:style-name="P16"/>
      <text:p text:style-name="P28"><text:span text:style-name="T25">Temperature </text:span><text:s/><text:span text:style-name="T25">sensor</text:span></text:p>
      <text:p text:style-name="P42">init_tmp()<text:tab/><text:tab/>: <text:span text:style-name="T25">detect sensor of DS18x20 family </text:span></text:p>
      <text:p text:style-name="P42">read_temp()<text:tab/><text:tab/>: <text:span text:style-name="T25">read temperature and return Celsius or Fahrenheit</text:span></text:p>
      <text:p text:style-name="P42"/>
      <text:p text:style-name="P9">ARRAY handling</text:p>
      <text:p text:style-name="P12">init_array() <text:s text:c="12"/><text:tab/>: clear array</text:p>
      <text:p text:style-name="P16">add_ECP_entry(<text:span text:style-name="T12">) <text:s text:c="2"/><text:tab/>: add an EPC to the array if not already there</text:span></text:p>
      <text:p text:style-name="P16">count_entries() <text:s text:c="6"/><text:tab/>: <text:span text:style-name="T12">count the number of EPC’s in the array</text:span></text:p>
      <text:p text:style-name="P19"/>
      <text:p text:style-name="P9">Command handling</text:p>
      <text:p text:style-name="P19">handleRoot<text:span text:style-name="T26">()<text:tab/><text:tab/>: create return page in case of 192.168.1.134/</text:span></text:p>
      <text:p text:style-name="P43">handleNotFound()<text:tab/>: <text:span text:style-name="T26">create return page in case of invalid command.</text:span></text:p>
      <text:p text:style-name="P43"><text:span text:style-name="T26">clr_epc()<text:tab/><text:tab/>: perform action and create return page in case of /clr_epc</text:span></text:p>
      <text:p text:style-name="P43"><text:span text:style-name="T26">forced_clr_epc()<text:tab/>: perform action and create return page in case of /FORCED_clr_epc</text:span></text:p>
      <text:p text:style-name="P43"><text:span text:style-name="T26">count_epc()<text:tab/><text:tab/>: perform action and create return page in case of /count_epc</text:span></text:p>
      <text:p text:style-name="P43"><text:span text:style-name="T26">get_epc()<text:tab/><text:tab/>: perform action and create return page in case of /get_epc</text:span></text:p>
      <text:p text:style-name="P43">get_temp_f()<text:tab/><text:tab/>: <text:span text:style-name="T26">perform action in case of /tmp_f</text:span></text:p>
      <text:p text:style-name="P43">get_temp_<text:span text:style-name="T26">c</text:span>()<text:tab/><text:tab/>: <text:span text:style-name="T26">perform action in case of /tmp_c</text:span></text:p>
      <text:p text:style-name="P43">get_temp()<text:tab/><text:tab/>: <text:span text:style-name="T26">read the temperature and create return page in case of temp_f or temp_c</text:span></text:p>
      <text:p text:style-name="P43"/>
      <text:p text:style-name="P9">General</text:p>
      <text:p text:style-name="P19">serialTrigger()<text:tab/><text:tab/>: display message and wait for Serial input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35a10d" officeooo:paragraph-rsid="0035a10d"/>
    </style:style>
    <style:style style:name="MT1" style:family="text">
      <style:text-properties officeooo:rsid="0040e301"/>
    </style:style>
    <style:style style:name="MT2" style:family="text">
      <style:text-properties officeooo:rsid="0037087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Nano/WIFI/<text:span text:style-name="MT1">ESP8266 Thing</text:span><text:tab/>page <text:page-number text:select-page="current">4</text:page-number><text:s/>of <text:page-count>5</text:page-count><text:tab/>Version 1.<text:span text:style-name="MT2">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22:00:02.471304920</meta:creation-date>
    <dc:date>2018-11-27T18:51:09.842328365</dc:date>
    <meta:editing-duration>PT8H1M38S</meta:editing-duration>
    <meta:editing-cycles>33</meta:editing-cycles>
    <meta:generator>LibreOffice/6.0.3.2$Linux_X86_64 LibreOffice_project/00m0$Build-2</meta:generator>
    <meta:document-statistic meta:table-count="0" meta:image-count="0" meta:object-count="0" meta:page-count="5" meta:paragraph-count="79" meta:word-count="822" meta:character-count="5102" meta:non-whitespace-character-count="4247"/>
  </office:meta>
</office:document-meta>
</file>